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gDecimalCodec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DecimalCodec.write( JSONSerializer serializer , Object object , Object fieldName , Type fieldType , int feature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BigDecimalCodec.deserialze( DefaultJSONParser parser , Type clazz , Object fie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igDecimalCodec.deserialze( DefaultJSONParser pars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